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2.346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1.1736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Model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3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Q1 202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11.02" calcext:value-type="float">
            <text:p>11.0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formula="of:=5515234+2542355" office:value-type="float" office:value="8057589" calcext:value-type="float">
            <text:p>805758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4]*[.C3]" office:value-type="float" office:value="88794630.78" calcext:value-type="float">
            <text:p>88794630.7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float" office:value="39100000" calcext:value-type="float">
            <text:p>391000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office:value-type="float" office:value="40000000" calcext:value-type="float">
            <text:p>400000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5]+[.C7]-[.C6]" office:value-type="float" office:value="89694630.78" calcext:value-type="float">
            <text:p>89694630.78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el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style-name="ce4" office:value-type="float" office:value="32114" calcext:value-type="float">
            <text:p>32,114</text:p>
          </table:table-cell>
          <table:table-cell table:style-name="ce1" office:value-type="float" office:value="39685" calcext:value-type="float">
            <text:p>39685</text:p>
          </table:table-cell>
          <table:table-cell table:style-name="ce1" office:value-type="float" office:value="32989" calcext:value-type="float">
            <text:p>3298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GS</text:p>
          </table:table-cell>
          <table:table-cell table:style-name="ce5" office:value-type="float" office:value="17714" calcext:value-type="float">
            <text:p>17,714</text:p>
          </table:table-cell>
          <table:table-cell office:value-type="float" office:value="23531" calcext:value-type="float">
            <text:p>23531</text:p>
          </table:table-cell>
          <table:table-cell office:value-type="float" office:value="18748" calcext:value-type="float">
            <text:p>187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oss Margin</text:p>
          </table:table-cell>
          <table:table-cell table:style-name="ce5" table:formula="of:=[.B7]-[.B8]" office:value-type="float" office:value="14400" calcext:value-type="float">
            <text:p>14,400</text:p>
          </table:table-cell>
          <table:table-cell table:formula="of:=[.C7]-[.C8]" office:value-type="float" office:value="16154" calcext:value-type="float">
            <text:p>16154</text:p>
          </table:table-cell>
          <table:table-cell table:formula="of:=[.D7]-[.D8]" office:value-type="float" office:value="14241" calcext:value-type="float">
            <text:p>142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keting</text:p>
          </table:table-cell>
          <table:table-cell table:style-name="ce5" office:value-type="float" office:value="12018" calcext:value-type="float">
            <text:p>12,018</text:p>
          </table:table-cell>
          <table:table-cell office:value-type="float" office:value="8525" calcext:value-type="float">
            <text:p>8525</text:p>
          </table:table-cell>
          <table:table-cell office:value-type="float" office:value="11719" calcext:value-type="float">
            <text:p>117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G&amp;A</text:p>
          </table:table-cell>
          <table:table-cell table:style-name="ce5" office:value-type="float" office:value="25212" calcext:value-type="float">
            <text:p>25,212</text:p>
          </table:table-cell>
          <table:table-cell office:value-type="float" office:value="24156" calcext:value-type="float">
            <text:p>24156</text:p>
          </table:table-cell>
          <table:table-cell office:value-type="float" office:value="21678" calcext:value-type="float">
            <text:p>21678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Operating Expenses</text:p>
          </table:table-cell>
          <table:table-cell table:style-name="ce5" table:formula="of:=[.B11]+[.B10]" office:value-type="float" office:value="37230" calcext:value-type="float">
            <text:p>37,230</text:p>
          </table:table-cell>
          <table:table-cell table:formula="of:=[.C11]+[.C10]" office:value-type="float" office:value="32681" calcext:value-type="float">
            <text:p>32681</text:p>
          </table:table-cell>
          <table:table-cell table:formula="of:=[.D10]+[.D11]+729" office:value-type="float" office:value="34126" calcext:value-type="float">
            <text:p>3412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Operating Income</text:p>
          </table:table-cell>
          <table:table-cell table:style-name="ce4" table:formula="of:=[.B7]-[.B12]-[.B8]" office:value-type="float" office:value="-22830" calcext:value-type="float">
            <text:p>-22,830</text:p>
          </table:table-cell>
          <table:table-cell table:style-name="ce1" table:formula="of:=[.C7]-[.C8]-[.C12]" office:value-type="float" office:value="-16527" calcext:value-type="float">
            <text:p>-16527</text:p>
          </table:table-cell>
          <table:table-cell table:style-name="ce1" table:formula="of:=[.D9]-[.D12]" office:value-type="float" office:value="-19885" calcext:value-type="float">
            <text:p>-198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est income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  <table:table-cell office:value-type="float" office:value="-370" calcext:value-type="float">
            <text:p>-3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ther Income</text:p>
          </table:table-cell>
          <table:table-cell table:style-name="ce5" office:value-type="float" office:value="728" calcext:value-type="float">
            <text:p>728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tax Income</text:p>
          </table:table-cell>
          <table:table-cell table:style-name="ce5" table:formula="of:=[.B13]+[.B14]+[.B15]" office:value-type="float" office:value="-21809" calcext:value-type="float">
            <text:p>-21,809</text:p>
          </table:table-cell>
          <table:table-cell table:formula="of:=[.C13]+[.C14]+[.C15]" office:value-type="float" office:value="-15420" calcext:value-type="float">
            <text:p>-15420</text:p>
          </table:table-cell>
          <table:table-cell table:formula="of:=[.D13]+[.D14]+[.D15]" office:value-type="float" office:value="-20252" calcext:value-type="float">
            <text:p>-202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es 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-72" calcext:value-type="float">
            <text:p>-72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Net Income</text:p>
          </table:table-cell>
          <table:table-cell table:style-name="ce4" table:formula="of:=[.B16]-[.B17]" office:value-type="float" office:value="-21875" calcext:value-type="float">
            <text:p>-21,875</text:p>
          </table:table-cell>
          <table:table-cell table:style-name="ce1" table:formula="of:=[.C16]-[.C17]" office:value-type="float" office:value="-15501" calcext:value-type="float">
            <text:p>-15501</text:p>
          </table:table-cell>
          <table:table-cell table:formula="of:=[.D16]+[.D17]" office:value-type="float" office:value="-20324" calcext:value-type="float">
            <text:p>-203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PS</text:p>
          </table:table-cell>
          <table:table-cell table:formula="of:=([.B18]/[.B20])*1000" office:value-type="float" office:value="-2.71483194290501" calcext:value-type="float">
            <text:p>-2.71483194290501</text:p>
          </table:table-cell>
          <table:table-cell table:formula="of:=([.C18]/[.C20])*1000" office:value-type="float" office:value="-1.91600788058825" calcext:value-type="float">
            <text:p>-1.91600788058825</text:p>
          </table:table-cell>
          <table:table-cell table:formula="of:=([.D18]/[.D20])*1000" office:value-type="float" office:value="-2.48840980646994" calcext:value-type="float">
            <text:p>-2.488409806469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8057589" calcext:value-type="float">
            <text:p>8057589</text:p>
          </table:table-cell>
          <table:table-cell office:value-type="float" office:value="8090259" calcext:value-type="float">
            <text:p>8090259</text:p>
          </table:table-cell>
          <table:table-cell office:value-type="float" office:value="8167465" calcext:value-type="float">
            <text:p>816746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Revenue Growth</text:p>
          </table:table-cell>
          <table:table-cell table:formula="of:=(32114- 39327)/39327" office:value-type="float" office:value="-0.183410888193862" calcext:value-type="float">
            <text:p>-0.18341088819386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sh</text:p>
          </table:table-cell>
          <table:table-cell table:style-name="ce5" office:value-type="float" office:value="39056" calcext:value-type="float">
            <text:p>39,056</text:p>
          </table:table-cell>
          <table:table-cell office:value-type="float" office:value="33144" calcext:value-type="float">
            <text:p>33144</text:p>
          </table:table-cell>
          <table:table-cell office:value-type="float" office:value="23704" calcext:value-type="float">
            <text:p>237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</text:p>
          </table:table-cell>
          <table:table-cell table:style-name="ce5" office:value-type="float" office:value="5085" calcext:value-type="float">
            <text:p>5,085</text:p>
          </table:table-cell>
          <table:table-cell office:value-type="float" office:value="7814" calcext:value-type="float">
            <text:p>7814</text:p>
          </table:table-cell>
          <table:table-cell office:value-type="float" office:value="4860" calcext:value-type="float">
            <text:p>48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5" office:value-type="float" office:value="42873" calcext:value-type="float">
            <text:p>42,873</text:p>
          </table:table-cell>
          <table:table-cell office:value-type="float" office:value="42243" calcext:value-type="float">
            <text:p>42243</text:p>
          </table:table-cell>
          <table:table-cell office:value-type="float" office:value="43127" calcext:value-type="float">
            <text:p>431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ther current assets </text:p>
          </table:table-cell>
          <table:table-cell table:style-name="ce5" office:value-type="float" office:value="10774" calcext:value-type="float">
            <text:p>10,774</text:p>
          </table:table-cell>
          <table:table-cell office:value-type="float" office:value="11083" calcext:value-type="float">
            <text:p>11083</text:p>
          </table:table-cell>
          <table:table-cell office:value-type="float" office:value="9026" calcext:value-type="float">
            <text:p>9026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otal Current Assets</text:p>
          </table:table-cell>
          <table:table-cell table:style-name="ce5" table:formula="of:=SUM([.B24:.B27])" office:value-type="float" office:value="97788" calcext:value-type="float">
            <text:p>97,788</text:p>
          </table:table-cell>
          <table:table-cell table:formula="of:=SUM([.C24:.C27])" office:value-type="float" office:value="94284" calcext:value-type="float">
            <text:p>94284</text:p>
          </table:table-cell>
          <table:table-cell table:formula="of:=SUM([.D24:.D27])" office:value-type="float" office:value="80717" calcext:value-type="float">
            <text:p>807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perty and equipment</text:p>
          </table:table-cell>
          <table:table-cell table:style-name="ce5" office:value-type="float" office:value="16576" calcext:value-type="float">
            <text:p>16,576</text:p>
          </table:table-cell>
          <table:table-cell office:value-type="float" office:value="15536" calcext:value-type="float">
            <text:p>15536</text:p>
          </table:table-cell>
          <table:table-cell office:value-type="float" office:value="13842" calcext:value-type="float">
            <text:p>138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lease right-of-use assets</text:p>
          </table:table-cell>
          <table:table-cell table:style-name="ce5" office:value-type="float" office:value="30772" calcext:value-type="float">
            <text:p>30,772</text:p>
          </table:table-cell>
          <table:table-cell office:value-type="float" office:value="22227" calcext:value-type="float">
            <text:p>22227</text:p>
          </table:table-cell>
          <table:table-cell office:value-type="float" office:value="20927" calcext:value-type="float">
            <text:p>20927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P</text:p>
          </table:table-cell>
          <table:table-cell table:style-name="ce5" office:value-type="float" office:value="5557" calcext:value-type="float">
            <text:p>5,5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rued Expenses</text:p>
          </table:table-cell>
          <table:table-cell table:style-name="ce5" office:value-type="float" office:value="13635" calcext:value-type="float">
            <text:p>13,6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rent Lease Liabiliities</text:p>
          </table:table-cell>
          <table:table-cell table:style-name="ce5" office:value-type="float" office:value="9662" calcext:value-type="float">
            <text:p>9,66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</text:p>
          </table:table-cell>
          <table:table-cell table:style-name="ce5" office:value-type="float" office:value="82822" calcext:value-type="float">
            <text:p>82,8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 + SE</text:p>
          </table:table-cell>
          <table:table-cell table:style-name="ce5" table:formula="of:=64437+[.B37]" office:value-type="float" office:value="147259" calcext:value-type="float">
            <text:p>147,259</text:p>
          </table:table-cell>
          <table:table-cell table:number-columns-repeated="1638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in" style:display-name="PageStyle_Ma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vros Constantinou</meta:initial-creator>
    <meta:creation-date>2025-07-25T03:37:52</meta:creation-date>
    <dc:date>2025-11-11T22:22:05.181178666</dc:date>
    <meta:generator>LibreOffice/7.5.5.2$MacOSX_AARCH64 LibreOffice_project/ca8fe7424262805f223b9a2334bc7181abbcbf5e</meta:generator>
    <meta:editing-duration>PT17M30S</meta:editing-duration>
    <meta:editing-cycles>2</meta:editing-cycles>
    <meta:document-statistic meta:table-count="2" meta:cell-count="112" meta:object-count="0"/>
    <meta:user-defined meta:name="AppVersion">16.0300</meta:user-defined>
  </office:meta>
</office:document-meta>
</file>